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291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0.653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1"/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f distance</text:p>
          </table:table-cell>
          <table:table-cell table:formula="of:=MAX([.B7];[.B8])*0.4" office:value-type="float" office:value="512" calcext:value-type="float">
            <text:p>5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lloff factor</text:p>
          </table:table-cell>
          <table:table-cell table:style-name="ce1" table:formula="of:=MIN([.B4]/[.B7];[.B5]/[.B8])" office:value-type="float" office:value="2.84444444444444" calcext:value-type="float">
            <text:p>2.84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ap Width</text:p>
          </table:table-cell>
          <table:table-cell office:value-type="float" office:value="3648" calcext:value-type="float">
            <text:p>36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p Height</text:p>
          </table:table-cell>
          <table:table-cell office:value-type="float" office:value="2048" calcext:value-type="float">
            <text:p>2048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Viewport Width</text:p>
          </table:table-cell>
          <table:table-cell office:value-type="float" office:value="1280" calcext:value-type="float">
            <text:p>12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ewport Height</text:p>
          </table:table-cell>
          <table:table-cell office:value-type="float" office:value="720" calcext:value-type="float">
            <text:p>720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table:number-columns-repeated="4"/>
          <table:table-cell table:style-name="ce2" office:value-type="string" calcext:value-type="string">
            <text:p>Midpoint height</text:p>
          </table:table-cell>
          <table:table-cell/>
          <table:table-cell table:style-name="ce2" office:value-type="string" calcext:value-type="string">
            <text:p>Midpoint width</text:p>
          </table:table-cell>
          <table:table-cell table:style-name="ce2" office:value-type="string" calcext:value-type="string">
            <text:p>Max distance height</text:p>
          </table:table-cell>
          <table:table-cell table:number-columns-repeated="4"/>
          <table:table-cell table:style-name="ce2" office:value-type="string" calcext:value-type="string">
            <text:p>Max distance width</text:p>
          </table:table-cell>
        </table:table-row>
        <table:table-row table:style-name="ro1">
          <table:table-cell office:value-type="string" calcext:value-type="string">
            <text:p>Distance Til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Distance World Units</text:p>
          </table:table-cell>
          <table:table-cell table:formula="of:=[.B11]*32" office:value-type="float" office:value="32" calcext:value-type="float">
            <text:p>32</text:p>
          </table:table-cell>
          <table:table-cell table:formula="of:=[.C11]*32" office:value-type="float" office:value="320" calcext:value-type="float">
            <text:p>320</text:p>
          </table:table-cell>
          <table:table-cell table:formula="of:=[.D11]*32" office:value-type="float" office:value="640" calcext:value-type="float">
            <text:p>640</text:p>
          </table:table-cell>
          <table:table-cell table:formula="of:=[.E11]*32" office:value-type="float" office:value="960" calcext:value-type="float">
            <text:p>960</text:p>
          </table:table-cell>
          <table:table-cell table:formula="of:=[.F11]*32" office:value-type="float" office:value="1280" calcext:value-type="float">
            <text:p>1280</text:p>
          </table:table-cell>
          <table:table-cell table:formula="of:=[.G11]*32" office:value-type="float" office:value="1600" calcext:value-type="float">
            <text:p>1600</text:p>
          </table:table-cell>
          <table:table-cell table:formula="of:=[.H11]*32" office:value-type="float" office:value="1920" calcext:value-type="float">
            <text:p>1920</text:p>
          </table:table-cell>
          <table:table-cell table:formula="of:=[.I11]*32" office:value-type="float" office:value="2240" calcext:value-type="float">
            <text:p>2240</text:p>
          </table:table-cell>
          <table:table-cell table:formula="of:=[.J11]*32" office:value-type="float" office:value="2560" calcext:value-type="float">
            <text:p>2560</text:p>
          </table:table-cell>
          <table:table-cell table:formula="of:=[.K11]*32" office:value-type="float" office:value="2880" calcext:value-type="float">
            <text:p>2880</text:p>
          </table:table-cell>
          <table:table-cell table:formula="of:=[.L11]*32" office:value-type="float" office:value="3200" calcext:value-type="float">
            <text:p>3200</text:p>
          </table:table-cell>
          <table:table-cell table:formula="of:=[.M11]*32" office:value-type="float" office:value="3520" calcext:value-type="float">
            <text:p>352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ttenuation</text:p>
          </table:table-cell>
          <table:table-cell table:formula="of:=IF([.B12]&lt;AL_REFERENCE_DISTANCE;1;AL_REFERENCE_DISTANCE/(AL_REFERENCE_DISTANCE+AL_ROLLOFF_FACTOR*([.B12]-AL_REFERENCE_DISTANCE)))" office:value-type="float" office:value="1" calcext:value-type="float">
            <text:p>1</text:p>
          </table:table-cell>
          <table:table-cell table:formula="of:=IF([.C12]&lt;AL_REFERENCE_DISTANCE;1;AL_REFERENCE_DISTANCE/(AL_REFERENCE_DISTANCE+AL_ROLLOFF_FACTOR*([.C12]-AL_REFERENCE_DISTANCE)))" office:value-type="float" office:value="1" calcext:value-type="float">
            <text:p>1</text:p>
          </table:table-cell>
          <table:table-cell table:formula="of:=IF([.D12]&lt;AL_REFERENCE_DISTANCE;1;AL_REFERENCE_DISTANCE/(AL_REFERENCE_DISTANCE+AL_ROLLOFF_FACTOR*([.D12]-AL_REFERENCE_DISTANCE)))" office:value-type="float" office:value="0.584415584415584" calcext:value-type="float">
            <text:p>0.584415584415584</text:p>
          </table:table-cell>
          <table:table-cell table:formula="of:=IF([.E12]&lt;AL_REFERENCE_DISTANCE;1;AL_REFERENCE_DISTANCE/(AL_REFERENCE_DISTANCE+AL_ROLLOFF_FACTOR*([.E12]-AL_REFERENCE_DISTANCE)))" office:value-type="float" office:value="0.286624203821656" calcext:value-type="float">
            <text:p>0.286624203821656</text:p>
          </table:table-cell>
          <table:table-cell table:formula="of:=IF([.F12]&lt;AL_REFERENCE_DISTANCE;1;AL_REFERENCE_DISTANCE/(AL_REFERENCE_DISTANCE+AL_ROLLOFF_FACTOR*([.F12]-AL_REFERENCE_DISTANCE)))" office:value-type="float" office:value="0.189873417721519" calcext:value-type="float">
            <text:p>0.189873417721519</text:p>
          </table:table-cell>
          <table:table-cell table:formula="of:=IF([.G12]&lt;AL_REFERENCE_DISTANCE;1;AL_REFERENCE_DISTANCE/(AL_REFERENCE_DISTANCE+AL_ROLLOFF_FACTOR*([.G12]-AL_REFERENCE_DISTANCE)))" office:value-type="float" office:value="0.141955835962145" calcext:value-type="float">
            <text:p>0.141955835962145</text:p>
          </table:table-cell>
          <table:table-cell table:formula="of:=IF([.H12]&lt;AL_REFERENCE_DISTANCE;1;AL_REFERENCE_DISTANCE/(AL_REFERENCE_DISTANCE+AL_ROLLOFF_FACTOR*([.H12]-AL_REFERENCE_DISTANCE)))" office:value-type="float" office:value="0.113350125944584" calcext:value-type="float">
            <text:p>0.113350125944584</text:p>
          </table:table-cell>
          <table:table-cell table:formula="of:=IF([.I12]&lt;AL_REFERENCE_DISTANCE;1;AL_REFERENCE_DISTANCE/(AL_REFERENCE_DISTANCE+AL_ROLLOFF_FACTOR*([.I12]-AL_REFERENCE_DISTANCE)))" office:value-type="float" office:value="0.0943396226415094" calcext:value-type="float">
            <text:p>0.09433962264151</text:p>
          </table:table-cell>
          <table:table-cell table:formula="of:=IF([.J12]&lt;AL_REFERENCE_DISTANCE;1;AL_REFERENCE_DISTANCE/(AL_REFERENCE_DISTANCE+AL_ROLLOFF_FACTOR*([.J12]-AL_REFERENCE_DISTANCE)))" office:value-type="float" office:value="0.0807899461400359" calcext:value-type="float">
            <text:p>0.080789946140036</text:p>
          </table:table-cell>
          <table:table-cell table:formula="of:=IF([.K12]&lt;AL_REFERENCE_DISTANCE;1;AL_REFERENCE_DISTANCE/(AL_REFERENCE_DISTANCE+AL_ROLLOFF_FACTOR*([.K12]-AL_REFERENCE_DISTANCE)))" office:value-type="float" office:value="0.0706436420722135" calcext:value-type="float">
            <text:p>0.070643642072214</text:p>
          </table:table-cell>
          <table:table-cell table:formula="of:=IF([.L12]&lt;AL_REFERENCE_DISTANCE;1;AL_REFERENCE_DISTANCE/(AL_REFERENCE_DISTANCE+AL_ROLLOFF_FACTOR*([.L12]-AL_REFERENCE_DISTANCE)))" office:value-type="float" office:value="0.0627615062761506" calcext:value-type="float">
            <text:p>0.062761506276151</text:p>
          </table:table-cell>
          <table:table-cell table:formula="of:=IF([.M12]&lt;AL_REFERENCE_DISTANCE;1;AL_REFERENCE_DISTANCE/(AL_REFERENCE_DISTANCE+AL_ROLLOFF_FACTOR*([.M12]-AL_REFERENCE_DISTANCE)))" office:value-type="float" office:value="0.0564617314930991" calcext:value-type="float">
            <text:p>0.05646173149309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riginal attenuati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12844036697248" calcext:value-type="float">
            <text:p>0.412844036697248</text:p>
          </table:table-cell>
          <table:table-cell office:value-type="float" office:value="0.260115606936416" calcext:value-type="float">
            <text:p>0.260115606936416</text:p>
          </table:table-cell>
          <table:table-cell office:value-type="float" office:value="0.189873417721519" calcext:value-type="float">
            <text:p>0.189873417721519</text:p>
          </table:table-cell>
          <table:table-cell office:value-type="float" office:value="0.149501661129568" calcext:value-type="float">
            <text:p>0.149501661129568</text:p>
          </table:table-cell>
          <table:table-cell office:value-type="float" office:value="0.123287671232877" calcext:value-type="float">
            <text:p>0.123287671232877</text:p>
          </table:table-cell>
          <table:table-cell office:value-type="float" office:value="0.104895104895105" calcext:value-type="float">
            <text:p>0.104895104895105</text:p>
          </table:table-cell>
          <table:table-cell office:value-type="float" office:value="0.0912778904665314" calcext:value-type="float">
            <text:p>0.091277890466532</text:p>
          </table:table-cell>
          <table:table-cell office:value-type="float" office:value="0.0807899461400359" calcext:value-type="float">
            <text:p>0.080789946140036</text:p>
          </table:table-cell>
          <table:table-cell office:value-type="float" office:value="0.072463768115942" calcext:value-type="float">
            <text:p>0.072463768115942</text:p>
          </table:table-cell>
        </table:table-row>
      </table:table>
      <table:named-expressions>
        <table:named-range table:name="AL_REFERENCE_DISTANCE" table:base-cell-address="$Sheet1.$B$1" table:cell-range-address="$Sheet1.$B$1"/>
        <table:named-range table:name="AL_ROLLOFF_FACTOR" table:base-cell-address="$Sheet1.$B$2" table:cell-range-address="$Sheet1.$B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1T10:38:18.262000000</meta:creation-date>
    <dc:date>2021-05-11T17:02:14.071000000</dc:date>
    <meta:editing-duration>PT6H13M44S</meta:editing-duration>
    <meta:editing-cycles>6</meta:editing-cycles>
    <meta:generator>LibreOffice/7.0.4.2$Windows_X86_64 LibreOffice_project/dcf040e67528d9187c66b2379df5ea4407429775</meta:generator>
    <meta:document-statistic meta:table-count="1" meta:cell-count="68" meta:object-count="0"/>
  </office:meta>
</office:document-meta>
</file>